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fo:font-size="10pt" officeooo:paragraph-rsid="004ba07b" style:font-size-asian="10pt" style:font-size-complex="10pt"/>
    </style:style>
    <style:style style:name="P2" style:family="paragraph" style:parent-style-name="Standard">
      <style:text-properties officeooo:paragraph-rsid="0015c0a4"/>
    </style:style>
    <style:style style:name="P3" style:family="paragraph" style:parent-style-name="Standard">
      <style:text-properties officeooo:rsid="0012e2d6" officeooo:paragraph-rsid="0012e2d6"/>
    </style:style>
    <style:style style:name="P4" style:family="paragraph" style:parent-style-name="Standard">
      <style:text-properties fo:font-size="10pt" officeooo:paragraph-rsid="001b017a" style:font-size-asian="10pt" style:font-size-complex="10pt"/>
    </style:style>
    <style:style style:name="P5" style:family="paragraph" style:parent-style-name="Standard">
      <style:text-properties fo:font-size="10pt" officeooo:paragraph-rsid="0015c0a4" style:font-size-asian="10pt" style:font-size-complex="10pt"/>
    </style:style>
    <style:style style:name="P6" style:family="paragraph" style:parent-style-name="Standard">
      <style:text-properties fo:font-size="10pt" officeooo:paragraph-rsid="0020ef54" style:font-size-asian="10pt" style:font-size-complex="10pt"/>
    </style:style>
    <style:style style:name="P7" style:family="paragraph" style:parent-style-name="Standard">
      <style:text-properties fo:font-size="10pt" officeooo:paragraph-rsid="002a9f9e" style:font-size-asian="10pt" style:font-size-complex="10pt"/>
    </style:style>
    <style:style style:name="P8" style:family="paragraph" style:parent-style-name="Standard">
      <style:paragraph-properties fo:text-align="center" style:justify-single-word="false"/>
      <style:text-properties fo:font-size="10pt" fo:font-weight="bold" officeooo:rsid="0012e2d6" officeooo:paragraph-rsid="0012e2d6" style:font-size-asian="10pt" style:font-weight-asian="bold" style:font-size-complex="10pt" style:font-weight-complex="bold"/>
    </style:style>
    <style:style style:name="P9" style:family="paragraph" style:parent-style-name="Footnote">
      <style:text-properties officeooo:paragraph-rsid="0016e174"/>
    </style:style>
    <style:style style:name="P10" style:family="paragraph" style:parent-style-name="Footnote">
      <style:text-properties officeooo:paragraph-rsid="001c5982"/>
    </style:style>
    <style:style style:name="P11" style:family="paragraph" style:parent-style-name="Footnote">
      <style:text-properties officeooo:paragraph-rsid="001daa65"/>
    </style:style>
    <style:style style:name="P12" style:family="paragraph" style:parent-style-name="Footnote">
      <style:text-properties officeooo:paragraph-rsid="004eeb23"/>
    </style:style>
    <style:style style:name="P13" style:family="paragraph" style:parent-style-name="Footnote">
      <style:text-properties officeooo:paragraph-rsid="0050a538"/>
    </style:style>
    <style:style style:name="P14" style:family="paragraph" style:parent-style-name="Footnote">
      <style:text-properties officeooo:paragraph-rsid="00518412"/>
    </style:style>
    <style:style style:name="P15" style:family="paragraph" style:parent-style-name="Footnote">
      <style:text-properties officeooo:rsid="00518412" officeooo:paragraph-rsid="00518412"/>
    </style:style>
    <style:style style:name="P16" style:family="paragraph" style:parent-style-name="Footnote">
      <style:text-properties officeooo:rsid="004ddad8" officeooo:paragraph-rsid="0020ef54"/>
    </style:style>
    <style:style style:name="P17" style:family="paragraph" style:parent-style-name="Footnote">
      <style:text-properties officeooo:rsid="004eeb23"/>
    </style:style>
    <style:style style:name="P18" style:family="paragraph" style:parent-style-name="Footnote">
      <style:text-properties officeooo:rsid="0046536e" officeooo:paragraph-rsid="0046536e"/>
    </style:style>
    <style:style style:name="P19" style:family="paragraph" style:parent-style-name="Footnote">
      <style:text-properties officeooo:rsid="0049b09b" officeooo:paragraph-rsid="0049b09b"/>
    </style:style>
    <style:style style:name="P20" style:family="paragraph" style:parent-style-name="Footnote">
      <style:text-properties officeooo:rsid="004ba07b" officeooo:paragraph-rsid="004ba07b"/>
    </style:style>
    <style:style style:name="P21" style:family="paragraph" style:parent-style-name="Footnote">
      <style:text-properties officeooo:rsid="0053e621" officeooo:paragraph-rsid="0053e621"/>
    </style:style>
    <style:style style:name="P22" style:family="paragraph" style:parent-style-name="Footnote">
      <style:text-properties officeooo:paragraph-rsid="0055be85"/>
    </style:style>
    <style:style style:name="P23" style:family="paragraph" style:parent-style-name="Footnote">
      <style:text-properties officeooo:paragraph-rsid="0062819a"/>
    </style:style>
    <style:style style:name="P24" style:family="paragraph" style:parent-style-name="Footnote">
      <style:text-properties officeooo:paragraph-rsid="0062f097"/>
    </style:style>
    <style:style style:name="T1" style:family="text">
      <style:text-properties officeooo:rsid="004ba07b"/>
    </style:style>
    <style:style style:name="T2" style:family="text">
      <style:text-properties officeooo:rsid="0012e2d6"/>
    </style:style>
    <style:style style:name="T3" style:family="text">
      <style:text-properties officeooo:rsid="00156db8"/>
    </style:style>
    <style:style style:name="T4" style:family="text">
      <style:text-properties officeooo:rsid="001672aa"/>
    </style:style>
    <style:style style:name="T5" style:family="text">
      <style:text-properties officeooo:rsid="0016e174"/>
    </style:style>
    <style:style style:name="T6" style:family="text">
      <style:text-properties fo:font-style="italic" officeooo:rsid="0016e174" style:font-style-asian="italic" style:font-style-complex="italic"/>
    </style:style>
    <style:style style:name="T7" style:family="text">
      <style:text-properties fo:font-style="italic" officeooo:rsid="001c5982" style:font-style-asian="italic" style:font-style-complex="italic"/>
    </style:style>
    <style:style style:name="T8" style:family="text">
      <style:text-properties fo:font-style="italic" officeooo:rsid="004cb491" style:font-style-asian="italic" style:font-style-complex="italic"/>
    </style:style>
    <style:style style:name="T9" style:family="text">
      <style:text-properties fo:font-style="italic" officeooo:rsid="004ddad8" style:font-style-asian="italic" style:font-style-complex="italic"/>
    </style:style>
    <style:style style:name="T10" style:family="text">
      <style:text-properties fo:font-style="italic" officeooo:rsid="0055be85" style:font-style-asian="italic" style:font-style-complex="italic"/>
    </style:style>
    <style:style style:name="T11" style:family="text">
      <style:text-properties officeooo:rsid="00188855"/>
    </style:style>
    <style:style style:name="T12" style:family="text">
      <style:text-properties officeooo:rsid="0019460f"/>
    </style:style>
    <style:style style:name="T13" style:family="text">
      <style:text-properties officeooo:rsid="0019fdcf"/>
    </style:style>
    <style:style style:name="T14" style:family="text">
      <style:text-properties officeooo:rsid="001b017a"/>
    </style:style>
    <style:style style:name="T15" style:family="text">
      <style:text-properties officeooo:rsid="001c5982"/>
    </style:style>
    <style:style style:name="T16" style:family="text">
      <style:text-properties officeooo:rsid="001d3fa7"/>
    </style:style>
    <style:style style:name="T17" style:family="text">
      <style:text-properties officeooo:rsid="001d80ec"/>
    </style:style>
    <style:style style:name="T18" style:family="text">
      <style:text-properties officeooo:rsid="001daa65"/>
    </style:style>
    <style:style style:name="T19" style:family="text">
      <style:text-properties officeooo:rsid="001f5567"/>
    </style:style>
    <style:style style:name="T20" style:family="text">
      <style:text-properties officeooo:rsid="001f6409"/>
    </style:style>
    <style:style style:name="T21" style:family="text">
      <style:text-properties officeooo:rsid="001fb4c1"/>
    </style:style>
    <style:style style:name="T22" style:family="text">
      <style:text-properties officeooo:rsid="0020ef54"/>
    </style:style>
    <style:style style:name="T23" style:family="text">
      <style:text-properties officeooo:rsid="00227510"/>
    </style:style>
    <style:style style:name="T24" style:family="text">
      <style:text-properties officeooo:rsid="0023f5bf"/>
    </style:style>
    <style:style style:name="T25" style:family="text">
      <style:text-properties officeooo:rsid="00256fa9"/>
    </style:style>
    <style:style style:name="T26" style:family="text">
      <style:text-properties officeooo:rsid="00267c9d"/>
    </style:style>
    <style:style style:name="T27" style:family="text">
      <style:text-properties officeooo:rsid="0026b1b6"/>
    </style:style>
    <style:style style:name="T28" style:family="text">
      <style:text-properties officeooo:rsid="00277f07"/>
    </style:style>
    <style:style style:name="T29" style:family="text">
      <style:text-properties officeooo:rsid="0027b229"/>
    </style:style>
    <style:style style:name="T30" style:family="text">
      <style:text-properties officeooo:rsid="00296d5d"/>
    </style:style>
    <style:style style:name="T31" style:family="text">
      <style:text-properties officeooo:rsid="002a9f9e"/>
    </style:style>
    <style:style style:name="T32" style:family="text">
      <style:text-properties officeooo:rsid="002b6cd6"/>
    </style:style>
    <style:style style:name="T33" style:family="text">
      <style:text-properties officeooo:rsid="002b8dcf"/>
    </style:style>
    <style:style style:name="T34" style:family="text">
      <style:text-properties officeooo:rsid="002c462b"/>
    </style:style>
    <style:style style:name="T35" style:family="text">
      <style:text-properties officeooo:rsid="002d2d0d"/>
    </style:style>
    <style:style style:name="T36" style:family="text">
      <style:text-properties officeooo:rsid="002dbecf"/>
    </style:style>
    <style:style style:name="T37" style:family="text">
      <style:text-properties officeooo:rsid="002e4fa4"/>
    </style:style>
    <style:style style:name="T38" style:family="text">
      <style:text-properties officeooo:rsid="00303793"/>
    </style:style>
    <style:style style:name="T39" style:family="text">
      <style:text-properties officeooo:rsid="00313994"/>
    </style:style>
    <style:style style:name="T40" style:family="text">
      <style:text-properties officeooo:rsid="003221c9"/>
    </style:style>
    <style:style style:name="T41" style:family="text">
      <style:text-properties officeooo:rsid="003400ca"/>
    </style:style>
    <style:style style:name="T42" style:family="text">
      <style:text-properties officeooo:rsid="00344da0"/>
    </style:style>
    <style:style style:name="T43" style:family="text">
      <style:text-properties officeooo:rsid="0034602a"/>
    </style:style>
    <style:style style:name="T44" style:family="text">
      <style:text-properties officeooo:rsid="0034c874"/>
    </style:style>
    <style:style style:name="T45" style:family="text">
      <style:text-properties officeooo:rsid="0035ee13"/>
    </style:style>
    <style:style style:name="T46" style:family="text">
      <style:text-properties officeooo:rsid="00370543"/>
    </style:style>
    <style:style style:name="T47" style:family="text">
      <style:text-properties officeooo:rsid="00389831"/>
    </style:style>
    <style:style style:name="T48" style:family="text">
      <style:text-properties officeooo:rsid="003a54a2"/>
    </style:style>
    <style:style style:name="T49" style:family="text">
      <style:text-properties fo:font-size="10pt" officeooo:rsid="001380af" style:font-size-asian="10pt" style:font-size-complex="10pt"/>
    </style:style>
    <style:style style:name="T50" style:family="text">
      <style:text-properties fo:font-size="10pt" officeooo:rsid="00156db8" style:font-size-asian="10pt" style:font-size-complex="10pt"/>
    </style:style>
    <style:style style:name="T51" style:family="text">
      <style:text-properties fo:font-size="10pt" officeooo:rsid="0015c0a4" style:font-size-asian="10pt" style:font-size-complex="10pt"/>
    </style:style>
    <style:style style:name="T52" style:family="text">
      <style:text-properties fo:font-size="10pt" officeooo:rsid="001672aa" style:font-size-asian="10pt" style:font-size-complex="10pt"/>
    </style:style>
    <style:style style:name="T53" style:family="text">
      <style:text-properties fo:font-size="10pt" officeooo:rsid="003bb1f0" style:font-size-asian="10pt" style:font-size-complex="10pt"/>
    </style:style>
    <style:style style:name="T54" style:family="text">
      <style:text-properties fo:font-size="10pt" officeooo:rsid="0046536e" style:font-size-asian="10pt" style:font-size-complex="10pt"/>
    </style:style>
    <style:style style:name="T55" style:family="text">
      <style:text-properties fo:font-size="10pt" officeooo:rsid="005372d5" style:font-size-asian="10pt" style:font-size-complex="10pt"/>
    </style:style>
    <style:style style:name="T56" style:family="text">
      <style:text-properties officeooo:rsid="003ab556"/>
    </style:style>
    <style:style style:name="T57" style:family="text">
      <style:text-properties officeooo:rsid="003bb1f0"/>
    </style:style>
    <style:style style:name="T58" style:family="text">
      <style:text-properties officeooo:rsid="003c7527"/>
    </style:style>
    <style:style style:name="T59" style:family="text">
      <style:text-properties officeooo:rsid="003dad66"/>
    </style:style>
    <style:style style:name="T60" style:family="text">
      <style:text-properties officeooo:rsid="003e3e0e"/>
    </style:style>
    <style:style style:name="T61" style:family="text">
      <style:text-properties officeooo:rsid="003f53b3"/>
    </style:style>
    <style:style style:name="T62" style:family="text">
      <style:text-properties officeooo:rsid="003f7e5d"/>
    </style:style>
    <style:style style:name="T63" style:family="text">
      <style:text-properties officeooo:rsid="00409ba6"/>
    </style:style>
    <style:style style:name="T64" style:family="text">
      <style:text-properties officeooo:rsid="00428748"/>
    </style:style>
    <style:style style:name="T65" style:family="text">
      <style:text-properties officeooo:rsid="0042ac8f"/>
    </style:style>
    <style:style style:name="T66" style:family="text">
      <style:text-properties officeooo:rsid="004392e3"/>
    </style:style>
    <style:style style:name="T67" style:family="text">
      <style:text-properties officeooo:rsid="0045499f"/>
    </style:style>
    <style:style style:name="T68" style:family="text">
      <style:text-properties officeooo:rsid="0045e5bc"/>
    </style:style>
    <style:style style:name="T69" style:family="text">
      <style:text-properties officeooo:rsid="0046536e"/>
    </style:style>
    <style:style style:name="T70" style:family="text">
      <style:text-properties officeooo:rsid="00469977"/>
    </style:style>
    <style:style style:name="T71" style:family="text">
      <style:text-properties officeooo:rsid="00488832"/>
    </style:style>
    <style:style style:name="T72" style:family="text">
      <style:text-properties officeooo:rsid="0049b09b"/>
    </style:style>
    <style:style style:name="T73" style:family="text">
      <style:text-properties officeooo:rsid="004cb491"/>
    </style:style>
    <style:style style:name="T74" style:family="text">
      <style:text-properties officeooo:rsid="004ddad8"/>
    </style:style>
    <style:style style:name="T75" style:family="text">
      <style:text-properties officeooo:rsid="004eeb23"/>
    </style:style>
    <style:style style:name="T76" style:family="text">
      <style:text-properties officeooo:rsid="0050a538"/>
    </style:style>
    <style:style style:name="T77" style:family="text">
      <style:text-properties officeooo:rsid="00518412"/>
    </style:style>
    <style:style style:name="T78" style:family="text">
      <style:text-properties officeooo:rsid="005372d5"/>
    </style:style>
    <style:style style:name="T79" style:family="text">
      <style:text-properties officeooo:rsid="0053b3f7"/>
    </style:style>
    <style:style style:name="T80" style:family="text">
      <style:text-properties officeooo:rsid="0053e621"/>
    </style:style>
    <style:style style:name="T81" style:family="text">
      <style:text-properties officeooo:rsid="0055be85"/>
    </style:style>
    <style:style style:name="T82" style:family="text">
      <style:text-properties officeooo:rsid="0055de5e"/>
    </style:style>
    <style:style style:name="T83" style:family="text">
      <style:text-properties officeooo:rsid="00572b1c"/>
    </style:style>
    <style:style style:name="T84" style:family="text">
      <style:text-properties officeooo:rsid="0058af3e"/>
    </style:style>
    <style:style style:name="T85" style:family="text">
      <style:text-properties officeooo:rsid="005b7f3c"/>
    </style:style>
    <style:style style:name="T86" style:family="text">
      <style:text-properties officeooo:rsid="005c3030"/>
    </style:style>
    <style:style style:name="T87" style:family="text">
      <style:text-properties officeooo:rsid="005e0bc1"/>
    </style:style>
    <style:style style:name="T88" style:family="text">
      <style:text-properties officeooo:rsid="005e9966"/>
    </style:style>
    <style:style style:name="T89" style:family="text">
      <style:text-properties officeooo:rsid="00608baf"/>
    </style:style>
    <style:style style:name="T90" style:family="text">
      <style:text-properties officeooo:rsid="00617b33"/>
    </style:style>
    <style:style style:name="T91" style:family="text">
      <style:text-properties officeooo:rsid="00625e1a"/>
    </style:style>
    <style:style style:name="T92" style:family="text">
      <style:text-properties officeooo:rsid="0062819a"/>
    </style:style>
    <style:style style:name="T93" style:family="text">
      <style:text-properties officeooo:rsid="0062f0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8">An Introduction to Quantum Computing for Non-Physicists</text:p>
      <text:p text:style-name="P3"/>
      <text:p text:style-name="P2"><text:span text:style-name="T2"><text:tab/></text:span><text:span text:style-name="T49">In 1965, Intel co-founder Gordon Moore first noted that the number of components in integrated circuits had doubled roughly every two years </text:span><text:span text:style-name="T50">and</text:span><text:span text:style-name="T49"> optimistically predicted that the trend could continue for “at least” ten more years. The ensuing nearly five decades have been extremely kind to Moore's humble theory, with his “ten years” caveat nearly the only </text:span><text:span text:style-name="T50">mark against an otherwise astonishingly prescient prediction of where the computing industry was headed. The theory has also been important for more than just its predictive success, as “meeting” the expectations of the law has often driven great innovation at not only Intel but computer manufacturers at large.</text:span><text:span text:style-name="T50"><text:note text:id="ftn1" text:note-class="footnote"><text:note-citation>1</text:note-citation><text:note-body><text:p text:style-name="P22"><text:span text:style-name="T81">Disco, Cornelus and van der Meulen, Barend. </text:span><text:span text:style-name="T10">Getting new technologies together</text:span><text:span text:style-name="T81">. New York: Walter de Gruyter, 1998. Web. p. 206. </text:span></text:p></text:note-body></text:note></text:span><text:span text:style-name="T50"> Many researchers and industry leaders <text:s/></text:span><text:span text:style-name="T51">however believe that we're currently entering the last decade in which conventional integrated circuits will be able to provide the sort of improvements necessary to fulfill Moore's prediction</text:span><text:span text:style-name="T51"><text:note text:id="ftn2" text:note-class="footnote"><text:note-citation>2</text:note-citation><text:note-body><text:p text:style-name="P9"><text:span text:style-name="T5">Paul, Ian. “The end of Moore's Law is on the horizon, says AMD.” </text:span><text:span text:style-name="T6">PCWorld</text:span><text:span text:style-name="T5">. 3 Apr 2013. Web. &lt;</text:span><text:a xlink:type="simple" xlink:href="http://www.pcworld.com/article/2032913/the-end-of-moores-law-is-on-the-horizon-says-amd.html"><text:span text:style-name="T5">http://www.pcworld.com/article/2032913/the-end-of-moores-law-is-on-the-horizon-says-amd.html</text:span></text:a><text:span text:style-name="T5">&gt;.</text:span></text:p></text:note-body></text:note></text:span><text:span text:style-name="T51">. What will happen once we hit the “atomic wall” is a matter of much speculation and current research. Among several options is a move toward quantum computing, a phenomenon first described in the early 1980s by experimental physicists Yuri Manin and Richard Feynmann. Quantum computing for many years remained on the outskirts of mainstream research and development initiatives, deemed too far off and perhaps completely impractical </text:span><text:span text:style-name="T52">for nearly all computing purposes. Much has changed in recent years though, as powerful algorithms and stronger quantum hardware have resulted in an influx of research </text:span><text:span text:style-name="T55">and funding </text:span><text:span text:style-name="T52">into quantum computers as a successor or at least complement to our contemporary silicon-based circuits. I chose this article out of a desire to gain a firmer understanding of a technology which may greatly impact the future of computing, operating systems, and </text:span><text:span text:style-name="T55">perhaps </text:span><text:span text:style-name="T52">the continued triumph of Moore's bold prediction. </text:span><text:span text:style-name="T53">As the title of the article indicates, it serves as an introduction to quantum computing geared primarily towards computer scientists and others who may not have a deep understanding of quantum mechanics yet want to gain an understanding of the broad capabilities and limitations inherent in the revolutionary quantum approach to computation. </text:span><text:span text:style-name="T54">While an introduction to relevant quantum mechanical concepts is included, the main focus of the article is on the quantum concepts and algorithms.</text:span></text:p>
      <text:p text:style-name="P4"><text:span text:style-name="T3"><text:tab/></text:span><text:span text:style-name="T4">Richard Feynmann observed in the early 1980s that certain quantum mechanical effects cannot be simulated efficiently on a classical computer. As a result of this observation as well as foundational research already done by Yuri Manin, the idea of quantum computing began to gain traction in some academic circles. </text:span><text:span text:style-name="T11">Quantum computing would remain an almost entirely abstract academic subject </text:span><text:span text:style-name="T58">however </text:span><text:span text:style-name="T11">until 1994 and the development of Shor's algorithm by Peter Shor. By developing a polynomial-time algorithm </text:span><text:span text:style-name="T58">for</text:span><text:span text:style-name="T11"> factoring integers that was exponentially faster than the fastest known algorithm possible on classical computers, Shor demonstrated the clear and practical potential of the quantum approach to computing. Now buffered by the success of Shor's groundbreaking work, the field of quantum computing began to take off. Much more money was poured into building actual quantum computers capable of performing Shor's work and theoreticians from many parts of the globe sought to discover other useful quantum algorithms.</text:span><text:span text:style-name="T11"><text:note text:id="ftn3" text:note-class="footnote"><text:note-citation>3</text:note-citation><text:note-body><text:p text:style-name="P13"><text:span text:style-name="T73">Rieffel, Eleanor , and Polak, Wolfgang. “An Introduction to Quantum Computing for Non-Physicists.”</text:span><text:span text:style-name="T8"> ACM Computing Surveys</text:span><text:span text:style-name="T73">. 32.3 (2000): 3</text:span><text:span text:style-name="T76">02</text:span><text:span text:style-name="T73">. Web. 28 Apr 2013. </text:span></text:p></text:note-body></text:note></text:span></text:p>
      <text:p text:style-name="P4"><text:span text:style-name="T11"><text:tab/></text:span><text:span text:style-name="T78">The underlying laws of quantum mechanics, the laws that govern extremely small particles and interactions, vary greatly from the </text:span><text:span text:style-name="T90">physical </text:span><text:span text:style-name="T78">laws we interact with and observe in our day-to-day lives. Quantum mechanics is a theory in the true mathematical sense: there are a large set of axioms that govern the behavior of quantum particles to almost incredible levels of accuracy. But while we have over the course of the last century of human history grown very adept at predicting the outcomes of quantum interactions, the “why” behind our current understanding is somewhat lacking. Indeed, the axioms of quantum mechanics lead to several apparent paradoxes: the Compton effect makes it appear as if an action precedes its cause, the EPR experiment makes it appear as if action over a distance faster than the speed of light is possible, thus violating Einstein's theory of general relativity. </text:span><text:span text:style-name="T79">A further strange element of quantum mechanics deals with the concept of measurement and will be important to nearly all of the quantum algorithms the article covers later. Essentially the measurement of a quantum state transforms the state into one of the measuring device's associated basis vectors. </text:span><text:span text:style-name="T80">The probability that the state is measured as a certain basis vector is the square of the norm of the amplitude of the component of the original state in the direction of the basis vector.</text:span><text:span text:style-name="T80"><text:note text:id="ftn4" text:note-class="footnote"><text:note-citation>4</text:note-citation><text:note-body><text:p text:style-name="P21">Rieffel, Polak. p. 306.</text:p></text:note-body></text:note></text:span><text:span text:style-name="T80"> </text:span><text:span text:style-name="T81">At the core of quantum mechanics and its application to computation lies the concept of entanglement: how two or more quantum particles may interact with each other and subsequently be “tied” together, known to share certain qualities such as momentum, spin, polarization, etc. While two particles must interact with each other in order to become entangled in the first place, they can subsequently be separated by any arbitrary distance while still remaining completely entangled with each other. </text:span><text:span text:style-name="T89">In an extreme example, two particles can be entangled, </text:span><text:soft-page-break/><text:span text:style-name="T89">taken to opposite ends of the universe, and still will remain entangled with one another. Upon measurement of either half of the pair, the other half's wave function will collapse into a state guaranteed to be exactly the same that the first one was measured at. </text:span><text:span text:style-name="T91">Any subsequent measurements taken on the particle will reflect this, even if the measurement occurs just after the measurement of the first, and even if they are on opposite sides of the known universe. </text:span></text:p>
      <text:p text:style-name="P4"><text:span text:style-name="T11"><text:tab/></text:span><text:span text:style-name="T14">How to actually construct quantum computers is a subject of much debate with several different techniques currently in usage or development. Many </text:span><text:span text:style-name="T15">small-scale </text:span><text:span text:style-name="T14">functional quantum computers have now been constructed using ion traps, nuclear magnetic resonance (NMR), optical, and state techniques. The maker of what </text:span><text:span text:style-name="T15">are</text:span><text:span text:style-name="T14"> believed to be the world's currently most powerful quantum computers, D Wave, use</text:span><text:span text:style-name="T15">s</text:span><text:span text:style-name="T14"> a </text:span><text:span text:style-name="T15">very different</text:span><text:span text:style-name="T14"> adiabatic quantum computation process that takes advantage of the adiabatic theorem to perform calculations.</text:span><text:span text:style-name="T14"><text:note text:id="ftn5" text:note-class="footnote"><text:note-citation>5</text:note-citation><text:note-body><text:p text:style-name="P10"><text:span text:style-name="T15">Aron, Jacob. “Controversial quantum computer aces entanglement tests.” </text:span><text:span text:style-name="T7">NewScientist</text:span><text:span text:style-name="T15">. 8 Mar 2013. Web. &lt;</text:span><text:a xlink:type="simple" xlink:href="http://www.newscientist.com/article/dn23251-controversial-quantum-computer-aces-entanglement-tests.html"><text:span text:style-name="T15">http://www.newscientist.com/article/dn23251-controversial-quantum-computer-aces-entanglement-tests.html</text:span></text:a><text:span text:style-name="T15">&gt;.</text:span></text:p></text:note-body></text:note></text:span><text:span text:style-name="T14"> </text:span><text:span text:style-name="T16">While the physical construction of quantum computers is a rather difficult process for non-physicists, it</text:span><text:span text:style-name="T11"> is a relatively simple matter to demonstrate the awesome promise that quantum computing provides, and the reason so many believe it will usher in the next great evolutionary progression of computing. On classical computers, the time it takes to do a computation can be decreased by using parallel processors. Generally speaking, adding a linear amount of processors will result in a linear improvement in computational capability while an exponential increase in processors are required for an exponential increase in capability/decrease in time required. </text:span><text:span text:style-name="T58">This also of course assumes that the classical programs were designed properly to exploit parallel processing opportunities inherent in their algorithms, something still not incredibly common today.</text:span><text:span text:style-name="T11"> Comparatively, quantum processors require only a linear increase in system size for an exponential increase in capability. This concept is called quantum parallelism. </text:span></text:p>
      <text:p text:style-name="P5"><text:span text:style-name="T11"><text:tab/></text:span><text:span text:style-name="T12">The fundamental building block of quantum computers is the qubit, </text:span><text:span text:style-name="T69">a unit vector in a two dimensional complex vector space for which a particular basis has been fixed. Qubits are </text:span><text:span text:style-name="T12">somewhat analogous to the classical bit in contemporary computers. The term 'somewhat' is appropriate here because the qubit is capable of several things that it's conventional counterparts are not. Most notable among these capabilities, and underlying the true power behind most successful quantum algorithms, is the notion of superpositions – that a quantum bit can represent both '0' and '1' simultaneously. The qubit is not “between” <text:s/>the numbers but is, in the quantum mechanical sense, </text:span><text:span text:style-name="T58">and according to Heisenberg's uncertainty principle, </text:span><text:span text:style-name="T12">truly both numbers –</text:span><text:span text:style-name="T82"> at least as far as we know and for all practical purposes, since we cannot measure it without affecting the underlying quantum state of the particle</text:span><text:span text:style-name="T12">. This mind-bending capability allows a single quantum qubit register containing n qubits to be in a “superposi</text:span><text:span text:style-name="T77">t</text:span><text:span text:style-name="T12">ion” representing all possible 2</text:span><text:span text:style-name="T91">^n</text:span><text:span text:style-name="T12">values that could be represented by a conventional data register. The “extra” spaces represented by the superposition are what lead to the exponentially-increasing size of the quantum state space and </text:span><text:span text:style-name="T59">are </text:span><text:span text:style-name="T12">themselves the product of the strange properties of quantum entanglement. </text:span><text:span text:style-name="T70">Whereas state spaces of n particles combine classically through the Cartesian product, quantum states combine instead through the tensor product.</text:span><text:span text:style-name="T70"><text:note text:id="ftn6" text:note-class="footnote"><text:note-citation>6</text:note-citation><text:note-body><text:p text:style-name="P14"><text:span text:style-name="T74">Ruffal, Polak. p. 3</text:span><text:span text:style-name="T77">11.</text:span></text:p></text:note-body></text:note></text:span></text:p>
      <text:p text:style-name="P5"><text:span text:style-name="T12"><text:tab/>Classical computers utilize sets of gates within their micro-architectures to implement logic and manipulate data. Quantum computers function in a similar manner, using chains of quantum state transformations to simulate the familiar logic operations of a classical computer. Though simple sort of logic operations are not the strong suit of quantum computers, these transformations, called quantum gates, can simulate any classical algorithm assuming enough qubits and are in fact Turing-complete. </text:span><text:span text:style-name="T71">In fact just the quantum Toffoli gate itself is capable of simulating the classical NAND gate, which itself is Turing-complete.</text:span><text:span text:style-name="T71"><text:note text:id="ftn7" text:note-class="footnote"><text:note-citation>7</text:note-citation><text:note-body><text:p text:style-name="P15">Ruffal, Polak. p. 320.</text:p></text:note-body></text:note></text:span><text:span text:style-name="T12"> </text:span><text:span text:style-name="T67">One important property of quantum gates that distinguishes them further from their classical counterparts is the requirement than any logic performed by these gates and any transformations enacted on the qubit data must be fully reversible.</text:span><text:span text:style-name="T12"> </text:span><text:span text:style-name="T67">Though it has been proven that all classical algorithms can be made reversible, this quality if of course not a requirement when implementation is in a classical environment. </text:span><text:span text:style-name="T68">So while quantum computers are technically capable of anything that can be computed by a classical machine, </text:span><text:span text:style-name="T83">often additional steps will have to be undertaken to convert the algorithms to something that can be handled in a quantum environment, though </text:span><text:span text:style-name="T68">q</text:span><text:span text:style-name="T13">uantum computing really </text:span><text:span text:style-name="T68">begins to </text:span><text:span text:style-name="T13">shine when the “quantum” approach is utilized to it's fullness and the input to a quantum computation is put into a superposition state that encodes all input values. Performing the quantum computation on this input will result in a superposition of all possible output values corresponding to the inputs to the function. </text:span><text:span text:style-name="T60">For problems and algorithm</text:span><text:span text:style-name="T83">s</text:span><text:span text:style-name="T60"> that can exploit such behaviors, quantum computing can be order</text:span><text:span text:style-name="T83">s</text:span><text:span text:style-name="T60"> of magnitude faster than classical processing, and will enable the successful computation of many problems once thought intractable in the classical sense.</text:span></text:p>
      <text:p text:style-name="P6"><text:span text:style-name="T13"><text:tab/></text:span><text:span text:style-name="T17">Before delving further into the implementations of quantum computing algorithms and techniques, it is important to note the weaknesses of the quantum computing paradigm as described by the article. The greatest problem inherent in quantum computers is the concept of decoherence, the distortion of the quantum state due to interaction with the external environment. </text:span><text:span text:style-name="T18">Essentially the environment causes the </text:span><text:span text:style-name="T22">dissolution</text:span><text:span text:style-name="T18"> of entanglement between two entangled particles, with the </text:span><text:soft-page-break/><text:span text:style-name="T18">particles subsequently said to be entangled with the environment. </text:span><text:span text:style-name="T61">(rather than with each other)</text:span><text:span text:style-name="T18"><text:note text:id="ftn8" text:note-class="footnote"><text:note-citation>8</text:note-citation><text:note-body><text:p text:style-name="P11"><text:span text:style-name="T74">Zurek, Wojciech J. “Decoherence, einselection, and the quantum origins of the classical.” </text:span><text:span text:style-name="T9">Reviews of Modern Physics</text:span><text:span text:style-name="T74">. 75.715 (2003): p. 1. Web. 1 May 2013.</text:span></text:p></text:note-body></text:note></text:span><text:span text:style-name="T18"> </text:span><text:span text:style-name="T69">More specifically, </text:span><text:span text:style-name="T69">measurement of a quantum state transforms the state into one of the measuring device's associated basis vectors. Further attempts at measurement will return the same value. </text:span><text:span text:style-name="T19">The other currently large issue with quantum computation results from the strange </text:span><text:span text:style-name="T62">behaviors </text:span><text:span text:style-name="T19">of the underlying quantum mechanical properties that enable such computing in the first place. </text:span><text:span text:style-name="T62">W</text:span><text:span text:style-name="T19">hile a quantum system can perform massive parallel computation with its qubits, access to the results of the computation are restricted. Accessing the state of the qubits after performing the specified operation involves taking a measurement, which </text:span><text:span text:style-name="T83">as mentioned earlier and </text:span><text:span text:style-name="T19">by the basic laws of quantum mechanics alters the quantum state, thus </text:span><text:span text:style-name="T62">causing decoherence and </text:span><text:span text:style-name="T19">disallowing any subsequent valid reads from the data. </text:span><text:span text:style-name="T20">While these very stark limitations of quantum computing may seem quite substantial, researchers have discovered some very clever ways of getting around both. </text:span></text:p>
      <text:p text:style-name="P6"><text:span text:style-name="T20"><text:tab/></text:span><text:span text:style-name="T21">To deal with the problem of decoherence, researchers have invented quantum error correction techniques that can detect common causes of errors and reconstruct the correct quantum state. </text:span><text:span text:style-name="T22">Researchers have estimated that the decoherence of any quantum system likely to be built is roughly ten million times too large to be able to successfully run Shor's algorithm on a 130 digit number without some error correction mechanism.</text:span><text:span text:style-name="T22"><text:note text:id="ftn9" text:note-class="footnote"><text:note-citation>9</text:note-citation><text:note-body><text:p text:style-name="P16">Ruffal, Pollack. p. 36. </text:p></text:note-body></text:note></text:span><text:span text:style-name="T22"> Similar to classical error correction methods for things such as DRAM, redundant bits are used to detect and correct qubit errors. </text:span><text:span text:style-name="T23">Unlike classical methods however, it is impossible to copy or clone the state of a quantum register </text:span><text:span text:style-name="T83">as</text:span><text:span text:style-name="T23"> doing so would involve taking measurement</text:span><text:span text:style-name="T24">s</text:span><text:span text:style-name="T23">, </text:span><text:span text:style-name="T24">which would irreversibly collapse the system into an eigenstate of the measurement instrument </text:span><text:span text:style-name="T63">and cause decoherence</text:span><text:span text:style-name="T24">. </text:span><text:span text:style-name="T25">One method to get around this is to add two entangled qubits to a singular qubit using two CNOT gates. Syndrome detection (bit flip, for example) is then done by projection onto pre-defined two-state basis vectors.</text:span><text:span text:style-name="T25"><text:note text:id="ftn10" text:note-class="footnote"><text:note-citation>10</text:note-citation><text:note-body><text:p text:style-name="P17">Shor, Peter W. “Scheme for reducing decoherence in quantum computer memory.” American Physical Society. 54.4 (1995): p. 94. Web. 1 May 2013. </text:p></text:note-body></text:note></text:span><text:span text:style-name="T25"> The measured summation of these can have two values, indicating whether a random bit flip error occurred or not. Since no information is directly gained about our original qubit (only if it's changed unexpectedly since it was last checked </text:span><text:span text:style-name="T84">on in comparison to the others, sort of similar to the strategy employed in triple modular redundancy</text:span><text:span text:style-name="T25">), these test</text:span><text:span text:style-name="T63">s</text:span><text:span text:style-name="T25"> do not violate the underlying principles of quantum mechanics. If a flip has been found to have occurred, a series of quantum transformations can also be undertaken to restore the qubit to its prior state without gaining any information concerning what that state actually is. These sort of carefully controlled operations are known as entanglement transfer.</text:span><text:span text:style-name="T25"><text:note text:id="ftn11" text:note-class="footnote"><text:note-citation>11</text:note-citation><text:note-body><text:p text:style-name="P12"><text:span text:style-name="T75">Steane, Andrew M. “Quantum Error Correction.” Clarendon Laboratory. Web. 1 May 2013. &lt;</text:span><text:a xlink:type="simple" xlink:href="http://www.qubit.org/tutorials/13-about-quantum-computing/tutorials/22-quantum-error-correction.html"><text:span text:style-name="T75">http://www.qubit.org/tutorials/13-about-quantum-computing/tutorials/22-quantum-error-correction.html</text:span></text:a><text:span text:style-name="T75">&gt;.</text:span></text:p></text:note-body></text:note></text:span><text:span text:style-name="T25"> </text:span><text:span text:style-name="T63">In most quantum architectures there are deemed to be three main potential causes of decoherence errors: the aforementioned bit flip errors, phase errors, and bit flip phase errors. Currently, various quantum error correction models require between five and nine “error correction” qubits for each computational qubit being used. </text:span></text:p>
      <text:p text:style-name="P7"><text:span text:style-name="T26"><text:tab/></text:span><text:span text:style-name="T27">The measurement problem may at first seem like an even more insidious limitation of quantum systems but in recent years several workarounds have been discovered that allow for </text:span><text:span text:style-name="T85">effective </text:span><text:span text:style-name="T27">discovery and output from quantum functions. All current solutions to this issue exploit the inherent properties of quantum parallelism; one technique changes the quantum state so that a common property of all the output values such as the symmetry or period of a function can be read off. Another technique modifies the quantum state so that the outputs sought after are more likely to be those found upon measurement of the quantum state. </text:span><text:span text:style-name="T28">Shor's algorithm makes use of the first technique will Grover's quantum search algorithm utilizes the second.</text:span><text:span text:style-name="T28"><text:note text:id="ftn12" text:note-class="footnote"><text:note-citation>12</text:note-citation><text:note-body><text:p text:style-name="P12"><text:span text:style-name="T74">Ruffal, Polak. p. </text:span><text:span text:style-name="T93">30</text:span><text:span text:style-name="T75">2.</text:span></text:p></text:note-body></text:note></text:span></text:p>
      <text:p text:style-name="P7"><text:span text:style-name="T21"><text:tab/></text:span><text:span text:style-name="T29">As stated earlier, most effective quantum algorithms operate on a superposition of input values and “return” a superposition of output values following a specified quantum transformation.</text:span><text:span text:style-name="T30"> The input superpositions are obtained through a quantum transformation known as the Walsh-Hadamard Transformation, basically creating a superposition of 2^n states for an n-qubit input. </text:span><text:span text:style-name="T31">Shor's algorithm for factoring n-digit numbers makes use of the Walsh-Hadamard transformation and utilizes quantum parallelism to obtain a superposition of all input values in one step. Once a superposition of inputs is acquired, Shor's algorithm involves computing the quantum Fourier transform of the function, which puts all the amplitude of the function into multiples of the reciprocal of the period. It is then likely that measuring the state will yield the period of the function, which is used to factor the designated integer. </text:span><text:span text:style-name="T32">So the steps involved in Shor's algorithm are as follows: obtain a superposition of all inputs, find a state whose amplitude has the same period as the amplitude function associated with the input state, apply a quantum Fourier transform to this state, extract the period, and then use the period guess to attempt to find a factor of the target number. If the guess period is even, the standard Euclidean algorithm can be used to check whether the the result has a non-trivial common factor with the target. It may be necessary sometimes to repeat the </text:span><text:soft-page-break/><text:span text:style-name="T32">algorithm for various reasons.</text:span><text:span text:style-name="T32"><text:note text:id="ftn0" text:note-class="footnote"><text:note-citation>13</text:note-citation><text:note-body><text:p text:style-name="P23"><text:span text:style-name="T92">Ruffal, Polak. p. 327.</text:span></text:p></text:note-body></text:note></text:span></text:p>
      <text:p text:style-name="P7"><text:span text:style-name="T32"><text:tab/></text:span><text:span text:style-name="T33">A great many problems in conventional computer science can be boiled down to searching through a massive set of inputs for one x that satisfies the constraints you're looking for. Examples of these sort of problems include graph coloring </text:span><text:span text:style-name="T33">and database search. </text:span><text:span text:style-name="T34">More abstractly, conventional sorting algorithms can also be thought of in such a way: as a search for permutations of the original data th</text:span><text:span text:style-name="T64">at</text:span><text:span text:style-name="T34"> successfully satisfy the requirement of being sorted by some variable </text:span><text:span text:style-name="T64">hierarchy </text:span><text:span text:style-name="T34">or another. </text:span><text:span text:style-name="T35">An unstructured search problem is one in which nothing is known about the input data to help the search algorithm locate the sought solution. </text:span><text:span text:style-name="T36">One a classical computer, the algorithms pertaining to unstructured data search generally involve randomly testing the truth of statements until one is found that satisfies the constraints. </text:span><text:span text:style-name="T37">For a search space of size n then, the “Big O” complexity is O(n). </text:span><text:span text:style-name="T38">Lov G</text:span><text:span text:style-name="T64">ro</text:span><text:span text:style-name="T38">ver developed a quantum algorithm in 1996 however th</text:span><text:span text:style-name="T64">at</text:span><text:span text:style-name="T38"> showed the unstructured search problem can be solved on a quantum computer with bounded probability within O(sqrt(n)) evaluations. Thus Grover's algorithm became another instance of quantum computation surpassing the efficiency of any algorithm that could be run on a classical computer, providing a quadratic speed-up on many search problems associated with the class of NP-hard problems. </text:span><text:span text:style-name="T64">While Shor's algorithm was and is an incredible algorithmic achievement for the field of quantum computing, Grover's algorithm provide</text:span><text:span text:style-name="T86">d</text:span><text:span text:style-name="T64"> perhaps an even more commonly useful algorithm that demonstrates some of the incredible future possibilities should quantum computing become the next phase of computing.</text:span></text:p>
      <text:p text:style-name="P7"><text:span text:style-name="T38"><text:tab/></text:span><text:span text:style-name="T39">The </text:span><text:span text:style-name="T40">basic functionality of Grover's algorithm is to search through an unstructured list of size N for an x that makes a statement true. The first step of the algorithm is identical to the first step we saw with Shor's algorithm: use the Walsh-Hadamard transformation to obtain a superposition of all possible inputs. Next we apply a quantum transformation representing the boolean evaluation of the superposition input data. </text:span><text:span text:style-name="T41">Like Shor's, the difficult task now is obtaining a useful result from the transformation applied to the input data. The basic idea is to change the quantum state of vector results for which the statement was true, and to decrease the amplitude of vectors for which the statement was false. After such a transformation is performed, </text:span><text:span text:style-name="T86">often through algorithms that change the signage of the amplitudes corresponding to the values searched for and found, </text:span><text:span text:style-name="T41">the bits are inverted about the average and the last qubit of the quantum state can be sampled with a high probability of being '1' upon success. Measuring the remaining </text:span><text:span text:style-name="T65">b</text:span><text:span text:style-name="T41">its will provide one of the solutions that satisfied the statement. Application of Grover's algorithm also brings up an important note concerning the accuracy of many quantum procedures such as Grover's: repeating quantum procedures for a while may improve results, but eventually too many applications will cause the results to get worse again. Quantum procedures are unitary transformations – rotations of complex space – and therefore repeated applications of transformations may rotate the state closer and closer to the desired solution state initially, but once the ideal solution state is found any further rotations will cause it to move away from the ideal. </text:span><text:span text:style-name="T65">So programmers of quantum machines and developers of quantum algorithms must be very careful to stop after a certain point or once they begin to detect a reduction in the accuracy of their results.</text:span><text:span text:style-name="T65"><text:note text:id="ftn18" text:note-class="footnote"><text:note-citation>14</text:note-citation><text:note-body><text:p text:style-name="P23"><text:span text:style-name="T92">Ruffal, Polak. p. 330.</text:span></text:p></text:note-body></text:note></text:span></text:p>
      <text:p text:style-name="P7"><text:span text:style-name="T41"><text:tab/></text:span><text:span text:style-name="T42">In addition to the algorithms mentioned above which can operate provably faster on quantum computers than any conventional algorithm ever could, quantum computing prevents still more revolutions to the conventional ways we have come to use computers and communicate between them. Teleportation is the transfer of a quantum state from one place to another through classical channels. Dense coding involves using a single quantum bit to transmit two bits of classical information, thus offering potential speed-ups to things like networking and data transference. Finally, quantum key distribution offers great potential as </text:span><text:span text:style-name="T43">a replacement for ou</text:span><text:span text:style-name="T87">r</text:span><text:span text:style-name="T43"> current cryptographic techniques, most notable the contemporary RSA algorithm that relies on the </text:span><text:span text:style-name="T66">classical </text:span><text:span text:style-name="T43">difficulty of factoring numbers and is thus rendered trivial by quantum computers </text:span><text:span text:style-name="T66">capable of </text:span><text:span text:style-name="T43">implementing Shor's algorithm </text:span><text:span text:style-name="T66">with a decent number of qubits. </text:span></text:p>
      <text:p text:style-name="P7"><text:span text:style-name="T43"><text:tab/>The objective of quantum teleportation is to transmit the quantum state of one particle using classical computer bits and then reconstruct that quantum state at the receiving end. Since quantum states cannot be copied or directly cloned, the transmission of the state requires measuring it before sending and will thus require the destruction of the state at the origin. Single bit teleportation has already been realized experimentally by several scientists noted in the article.</text:span><text:span text:style-name="T43"><text:note text:id="ftn13" text:note-class="footnote"><text:note-citation>15</text:note-citation><text:note-body><text:p text:style-name="P12"><text:span text:style-name="T74">Ruffal, Polak. p. </text:span><text:span text:style-name="T92">3</text:span><text:span text:style-name="T75">18.</text:span></text:p></text:note-body></text:note></text:span><text:span text:style-name="T43"> </text:span><text:span text:style-name="T44">To begin with, both the sender and receiver are given one qubit on an entangled EPR pair – named after Einstein, Podolsky and Rosen, who described several of the paradoxes sensed by the qualities of entangled particles – qualities that often seem to upset our classical notions of cause and effect relationships.</text:span><text:span text:style-name="T44"><text:note text:id="ftn14" text:note-class="footnote"><text:note-citation>16</text:note-citation><text:note-body><text:p text:style-name="P12"><text:span text:style-name="T74">Ruffal, Polak. p. </text:span><text:span text:style-name="T92">3</text:span><text:span text:style-name="T75">13.</text:span></text:p></text:note-body></text:note></text:span><text:span text:style-name="T44"> </text:span><text:span text:style-name="T45">The sender has a qubit with an unknown, unmeasured state that she wants to send to the receiver who has the other element of the EPR pair. The sender applies an encoding algorithm to both their qubit and their half of the entangled EPR pairing. After performing several quantum transformations on the qubit and her half of the EPR pair, the sender measures the qubits to be in on of four possible states, each with an equal probability. The sender can now send which position was found encoded in classical bits to the receiver, who can use his half of the EPR pair (whose state is now of course locked because of the sender's measurement), and apply transformations on this known </text:span><text:soft-page-break/><text:span text:style-name="T45">state to perfectly recreate the state of the sender's qubit particle. </text:span></text:p>
      <text:p text:style-name="P7"><text:span text:style-name="T45"><text:tab/>Dense </text:span><text:span text:style-name="T46">coding is sort of an inverse counterpart to the quantum concept of teleportation. Whereas teleportation uses two classical bits to transmit the state of one local qubit, dense coding allows for one qubit to transmit two classical bits of information between two pairs possessing one half of another EPR entangled pair. </text:span><text:span text:style-name="T47">In order to transmit the two classical bits, the sender will first perform a quantum transformation on it's half of the shared EPR pair (identity, phase shift, negation, or </text:span><text:span text:style-name="T47">a combination). The sender then transmits their half of the EPR pair to the receiver, who performs a controlled-NOT on the two entangled qubits. The purpose of the controlled-NOT gate i</text:span><text:span text:style-name="T87">s</text:span><text:span text:style-name="T47"> to disentangle EPR pairs so that a measurement of one no longer will impact the state of the other. The receiver then performs a measurement on the second qubit sent to narrow down the possible result to two values and then applies the Walsh-Hadamard transformation and takes a measurement to finally ascertain the exact classical value that was transmitted.</text:span><text:span text:style-name="T47"><text:note text:id="ftn19" text:note-class="footnote"><text:note-citation>17</text:note-citation><text:note-body><text:p text:style-name="P23"><text:span text:style-name="T92">Ruffal, Polak. p. 318.</text:span></text:p></text:note-body></text:note></text:span></text:p>
      <text:p text:style-name="P7"><text:span text:style-name="T47"><text:tab/></text:span><text:span text:style-name="T48">The potential rise of quantum computing would pose serious problems for our conventional methods of encryption and communications secrecy. In an instant, a widespread distribution of quantum machines capable of performing Shor's algorithm on reasonably large numbers would obliterate any use gained from the RSA algorithm as well as many other standards based upon the classical complexity of factoring large numbers. Fortunately enough however, quantum computing offers as well many new paradigms for encryption and privacy purposes. Notable among these possibilities is the quantum key distribution concept, in which sequences of single qubits are utilized to send private quantum keys over public insecure channels. The article uses as an example the actors Alice and Bob, who wish to agree on a secret key so that they can transmit some data privately. They are connected by an ordinary bi-directional open channel and a uni-directional quantum channel. Also present in the example is a “hacker” Eve, who wants to eavesdrop on Alice and Bob's conversation and steal whatever data they're trying to transmit. Eve has successfully hacked into both channels and listens for the conversation to begin. </text:span><text:span text:style-name="T56">Alice begins by sending a sequence of bits to Bob by encoding each bit in the quantum state of a photon. Bob measures the state of these sent photons by randomly picking either basis. After a sufficient number of bits have been sent, the two communicate and share which basis they used for the encoding and decoding of each bit. Note that all of this is communicated between the two of them over the open channel and that on average Alice and Bob will have chose the same base 50% of the time. Suppose that Eve had been capturing the bits being transmitted the whole time as sort of a man-in-the-middle and was then re-sending Alice's bits to Bob after she had guessed a basis for them. In this situation, Bob will notice that even though he guessed right on many bits, 25% of the time he still seemed to get the wrong value </text:span><text:span text:style-name="T88">- cases in which Alice and Bob both guessed the correct base but Eve picked a different one and subsequently sent her qubit on to Bob after it had collapsed into an improper eigenstate of her measuring instrument, causing decoherence</text:span><text:span text:style-name="T57">. By this process, any eavesdropper into Alice and Bob's quantum conversation will not only introduce a </text:span><text:span text:style-name="T88">noticeably</text:span><text:span text:style-name="T57"> high error rate into the communication, but by doing so will make it very obvious to Alice and Bob that someone is attempting to hack into their conversation.</text:span><text:span text:style-name="T57"><text:note text:id="ftn20" text:note-class="footnote"><text:note-citation>18</text:note-citation><text:note-body><text:p text:style-name="P24"><text:span text:style-name="T93">Ruffal, Polak. p. 310.</text:span></text:p></text:note-body></text:note></text:span></text:p>
      <text:p text:style-name="P7"><text:span text:style-name="T57"><text:tab/>The future of quantum computing remains </text:span><text:span text:style-name="T89">unclear</text:span><text:span text:style-name="T57"> at the moment. Though algorithm</text:span><text:span text:style-name="T69">s</text:span><text:span text:style-name="T57"> like Shor's and Grover's have demonstrated the awesome potential behind the quantum computing approach, most researchers in the field believe there are still many, many more beautiful and powerful quantum algorithm that have yet to be devised. </text:span><text:span text:style-name="T69">It remains a very open question whether or not quantum computers will soon be able to solve NP-complete problems in polynomial time, something many researchers believe is a real possibility.</text:span><text:span text:style-name="T69"><text:note text:id="ftn15" text:note-class="footnote"><text:note-citation>19</text:note-citation><text:note-body><text:p text:style-name="P18"><text:span text:style-name="T92">Ruffal, Polak. p. 304.</text:span></text:p></text:note-body></text:note></text:span><text:span text:style-name="T69"> </text:span><text:span text:style-name="T72">There is evidence also that Tad Hogg has developed a quantum search algorithm for structured problem</text:span><text:span text:style-name="T89">s</text:span><text:span text:style-name="T72"> that is at least polynomially faster than Grover's algorithm.</text:span><text:span text:style-name="T72"><text:note text:id="ftn16" text:note-class="footnote"><text:note-citation>20</text:note-citation><text:note-body><text:p text:style-name="P19"><text:span text:style-name="T92">Ruffal, Polak. p.</text:span> <text:span text:style-name="T92">3</text:span>29.</text:p></text:note-body></text:note></text:span><text:span text:style-name="T72"> </text:span><text:span text:style-name="T1">There is currently speculation that quantum transformations may be non-linear, which if true could potentially be exploited to solve all NP-hard problems on a quantum computer in polynomial time.</text:span><text:span text:style-name="T1"><text:note text:id="ftn17" text:note-class="footnote"><text:note-citation>21</text:note-citation><text:note-body><text:p text:style-name="P20"><text:span text:style-name="T92">Ruffal, Polak. p. 3</text:span>39.</text:p></text:note-body></text:note></text:span><text:span text:style-name="T1"> Whether quantum computers will eventually replace our classical models or some quantum computational functionality will just be integrated into more familiar models, the quantum approach to computing will provide astonishingly different challenges and capabilities to the tech industry workers of tomorrow. The article I believe was a great introduction to this field and potentially an exciting preview of what the future hol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officeooo:paragraph-rsid="004ba07b" style:font-size-asian="10pt" style:font-size-complex="10pt"/>
    </style:style>
    <style:style style:name="MT1" style:family="text">
      <style:text-properties officeooo:rsid="004ba07b"/>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Kepple - </text:span><text:span text:style-name="MT1"><text:page-number text:select-page="current">5</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3T23:00:25</meta:creation-date>
    <dc:date>2013-05-06T00:41:21</dc:date>
    <meta:editing-duration>PT17H45M34S</meta:editing-duration>
    <meta:editing-cycles>70</meta:editing-cycles>
    <meta:generator>LibreOffice/3.6$Linux_X86_64 LibreOffice_project/360m1$Build-2</meta:generator>
    <meta:document-statistic meta:table-count="0" meta:image-count="0" meta:object-count="0" meta:page-count="5" meta:paragraph-count="40" meta:word-count="4502" meta:character-count="28969" meta:non-whitespace-character-count="24499"/>
  </office:meta>
</office:document-meta>
</file>